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378cm"/>
    </style:style>
    <style:style style:name="co2" style:family="table-column">
      <style:table-column-properties fo:break-before="auto" style:column-width="3.17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96cm" fo:break-before="auto" style:use-optimal-row-height="true"/>
    </style:style>
    <style:style style:name="ro3" style:family="table-row">
      <style:table-row-properties style:row-height="1.009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1.476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PageStyle_5f_Entrega">
      <style:table-properties table:display="true" style:writing-mode="lr-tb"/>
    </style:style>
    <style:style style:name="ce1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efefe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ntrega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4" table:default-cell-style-name="ce4"/>
        <table:table-column table:style-name="co2" table:number-columns-repeated="999" table:default-cell-style-name="Default"/>
        <table:table-row table:style-name="ro1">
          <table:table-cell table:style-name="ce1" office:value-type="string" calcext:value-type="string">
            <text:p>Item a verificar</text:p>
          </table:table-cell>
          <table:table-cell table:style-name="ce1" office:value-type="string" calcext:value-type="string">
            <text:p>Avaliaçã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s estórias do produto foram atualizadas para refletir o aprendizado da equipe? Responda não caso o Backlog do Produto não tenha sido alterado ao mesmo tempo em que novas estórias tenham sido descobertas ou que tenha sido decidido remover ou alterar estórias existentes.</text:p>
          </table:table-cell>
          <table:table-cell table:style-name="ce5" office:value-type="string" calcext:value-type="string">
            <text:p>NA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A Especificação de Requisito de Software foi atualizada adequadamente para refletir mudanças que tenham ocorrido nos requisitos ao longo da iteração?</text:p>
          </table:table-cell>
          <table:table-cell table:style-name="ce5" office:value-type="string" calcext:value-type="string">
            <text:p>T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A Especificação de Design de Software foi atualizada adequadamente para refletir mudanças que tenham ocorrido no projeto do produto ao longo da iteração?</text:p>
          </table:table-cell>
          <table:table-cell table:style-name="ce5" office:value-type="string" calcext:value-type="string">
            <text:p>T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A matriz de rastreabilidade foi atualizada, refletindo eventuais mudanças na ERS e EDS, bem como incluindo os relacionamentos relacionados a codificação e testes?</text:p>
          </table:table-cell>
          <table:table-cell table:style-name="ce5" office:value-type="string" calcext:value-type="string">
            <text:p>P</text:p>
          </table:table-cell>
          <table:table-cell table:number-columns-repeated="1022"/>
        </table:table-row>
        <table:table-row table:style-name="ro6">
          <table:table-cell table:style-name="ce3" office:value-type="string" calcext:value-type="string">
            <text:p>Nota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6">
          <table:table-cell office:value-type="string" calcext:value-type="string">
            <text:p>Não foi feita a rastreabilidade com unidades de implementação.</text:p>
          </table:table-cell>
          <table:table-cell table:number-columns-repeated="1023"/>
        </table:table-row>
        <table:table-row table:style-name="ro7" table:number-rows-repeated="98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0/00/0000</text:date>, <text:time style:data-style-name="N2" text:time-value="16:23:45.4711374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trega" style:display-name="PageStyle_Entreg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8-07-02T16:33:11.979890343</dc:date>
    <dc:creator>patricia </dc:creator>
    <meta:editing-duration>PT37M53S</meta:editing-duration>
    <meta:editing-cycles>7</meta:editing-cycles>
    <meta:document-statistic meta:table-count="1" meta:cell-count="13" meta:object-count="0"/>
  </office:meta>
</office:document-meta>
</file>